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3458in" table:align="left"/>
    </style:style>
    <style:style style:name="Table1.A" style:family="table-column">
      <style:table-column-properties style:column-width="0.7319in"/>
    </style:style>
    <style:style style:name="Table1.B" style:family="table-column">
      <style:table-column-properties style:column-width="0.61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4569in" table:align="left"/>
    </style:style>
    <style:style style:name="Table2.A" style:family="table-column">
      <style:table-column-properties style:column-width="0.8708in"/>
    </style:style>
    <style:style style:name="Table2.B" style:family="table-column">
      <style:table-column-properties style:column-width="0.586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2847in" table:align="left"/>
    </style:style>
    <style:style style:name="Table3.A" style:family="table-column">
      <style:table-column-properties style:column-width="0.5931in"/>
    </style:style>
    <style:style style:name="Table3.B" style:family="table-column">
      <style:table-column-properties style:column-width="0.691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6799in" table:align="left"/>
    </style:style>
    <style:style style:name="Table4.A" style:family="table-column">
      <style:table-column-properties style:column-width="1.0097in"/>
    </style:style>
    <style:style style:name="Table4.B" style:family="table-column">
      <style:table-column-properties style:column-width="0.670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0.6674in"/>
    </style:style>
    <style:style style:name="Table5.B" style:family="table-column">
      <style:table-column-properties style:column-width="2.4694in"/>
    </style:style>
    <style:style style:name="Table5.C" style:family="table-column">
      <style:table-column-properties style:column-width="2.238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8611in" table:align="left"/>
    </style:style>
    <style:style style:name="Table6.A" style:family="table-column">
      <style:table-column-properties style:column-width="2.4785in"/>
    </style:style>
    <style:style style:name="Table6.B" style:family="table-column">
      <style:table-column-properties style:column-width="2.382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041in" table:align="left"/>
    </style:style>
    <style:style style:name="Table7.A" style:family="table-column">
      <style:table-column-properties style:column-width="0.6674in"/>
    </style:style>
    <style:style style:name="Table7.B" style:family="table-column">
      <style:table-column-properties style:column-width="2.373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9604in" table:align="left"/>
    </style:style>
    <style:style style:name="Table8.A" style:family="table-column">
      <style:table-column-properties style:column-width="1.3799in"/>
    </style:style>
    <style:style style:name="Table8.B" style:family="table-column">
      <style:table-column-properties style:column-width="1.9021in"/>
    </style:style>
    <style:style style:name="Table8.C" style:family="table-column">
      <style:table-column-properties style:column-width="0.6785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paragraph-rsid="0008ad79"/>
    </style:style>
    <style:style style:name="P2" style:family="paragraph" style:parent-style-name="Heading_20_1">
      <style:paragraph-properties fo:break-before="page"/>
      <style:text-properties officeooo:paragraph-rsid="0008ad79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17"/>
    <style:style style:name="P13" style:family="paragraph" style:parent-style-name="Text_20_body" style:list-style-name="L18"/>
    <style:style style:name="P14" style:family="paragraph" style:parent-style-name="Text_20_body" style:list-style-name="L19"/>
    <style:style style:name="P15" style:family="paragraph" style:parent-style-name="Text_20_body" style:list-style-name="L20"/>
    <style:style style:name="P16" style:family="paragraph" style:parent-style-name="Text_20_body" style:list-style-name="L21"/>
    <style:style style:name="P17" style:family="paragraph" style:parent-style-name="Text_20_body" style:list-style-name="L22"/>
    <style:style style:name="P18" style:family="paragraph" style:parent-style-name="Text_20_body" style:list-style-name="L23"/>
    <style:style style:name="P19" style:family="paragraph" style:parent-style-name="Text_20_body" style:list-style-name="L24"/>
    <style:style style:name="P20" style:family="paragraph" style:parent-style-name="Text_20_body" style:list-style-name="L25"/>
    <style:style style:name="P21" style:family="paragraph" style:parent-style-name="Text_20_body" style:list-style-name="L26"/>
    <style:style style:name="P22" style:family="paragraph" style:parent-style-name="Text_20_body" style:list-style-name="L27"/>
    <style:style style:name="P23" style:family="paragraph" style:parent-style-name="Text_20_body" style:list-style-name="L28"/>
    <style:style style:name="P24" style:family="paragraph" style:parent-style-name="Text_20_body" style:list-style-name="L29"/>
    <style:style style:name="P25" style:family="paragraph" style:parent-style-name="Text_20_body" style:list-style-name="L30"/>
    <style:style style:name="P26" style:family="paragraph" style:parent-style-name="Text_20_body" style:list-style-name="L31"/>
    <style:style style:name="P27" style:family="paragraph" style:parent-style-name="Text_20_body" style:list-style-name="L32"/>
    <style:style style:name="P28" style:family="paragraph" style:parent-style-name="Text_20_body" style:list-style-name="L33"/>
    <style:style style:name="P29" style:family="paragraph" style:parent-style-name="Text_20_body" style:list-style-name="L34"/>
    <style:style style:name="P30" style:family="paragraph" style:parent-style-name="Text_20_body" style:list-style-name="L35"/>
    <style:style style:name="P31" style:family="paragraph" style:parent-style-name="Text_20_body" style:list-style-name="L36"/>
    <style:style style:name="P32" style:family="paragraph" style:parent-style-name="Text_20_body" style:list-style-name="L37"/>
    <style:style style:name="P33" style:family="paragraph" style:parent-style-name="Text_20_body" style:list-style-name="L38"/>
    <style:style style:name="P34" style:family="paragraph" style:parent-style-name="Text_20_body" style:list-style-name="L39"/>
    <style:style style:name="P35" style:family="paragraph" style:parent-style-name="Text_20_body" style:list-style-name="L40"/>
    <style:style style:name="P36" style:family="paragraph" style:parent-style-name="Text_20_body" style:list-style-name="L41"/>
    <style:style style:name="P37" style:family="paragraph" style:parent-style-name="Text_20_body" style:list-style-name="L42"/>
    <style:style style:name="P38" style:family="paragraph" style:parent-style-name="Text_20_body" style:list-style-name="L43"/>
    <style:style style:name="P39" style:family="paragraph" style:parent-style-name="Text_20_body" style:list-style-name="L44"/>
    <style:style style:name="P40" style:family="paragraph" style:parent-style-name="Text_20_body" style:list-style-name="L45"/>
    <style:style style:name="P41" style:family="paragraph" style:parent-style-name="Text_20_body" style:list-style-name="L46"/>
    <style:style style:name="P42" style:family="paragraph" style:parent-style-name="Text_20_body" style:list-style-name="L47"/>
    <style:style style:name="P43" style:family="paragraph" style:parent-style-name="Text_20_body" style:list-style-name="L48"/>
    <style:style style:name="P44" style:family="paragraph" style:parent-style-name="Text_20_body" style:list-style-name="L49"/>
    <style:style style:name="P45" style:family="paragraph" style:parent-style-name="Text_20_body" style:list-style-name="L50"/>
    <style:style style:name="P46" style:family="paragraph" style:parent-style-name="Text_20_body" style:list-style-name="L51"/>
    <style:style style:name="P47" style:family="paragraph" style:parent-style-name="Text_20_body" style:list-style-name="L52"/>
    <style:style style:name="P48" style:family="paragraph" style:parent-style-name="Text_20_body" style:list-style-name="L53"/>
    <style:style style:name="P49" style:family="paragraph" style:parent-style-name="Text_20_body" style:list-style-name="L54"/>
    <style:style style:name="P50" style:family="paragraph" style:parent-style-name="Text_20_body" style:list-style-name="L55"/>
    <style:style style:name="P51" style:family="paragraph" style:parent-style-name="Text_20_body" style:list-style-name="L56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Anleitung zur Benennung organischer Verbindungen</text:span></text:h>
      <text:h text:style-name="Heading_20_3" text:outline-level="3"><text:span text:style-name="Emphasis">Alkane, Alkene, Alkohole, Ketone, Carbonsäuren – mit verzweigten Gruppen</text:span></text:h>
      <text:p text:style-name="Horizontal_20_Line"/>
      <text:h text:style-name="Heading_20_2" text:outline-level="2"><text:span text:style-name="Strong_20_Emphasis">1. Allgemeine Regeln der organischen Nomenklatur</text:span></text:h>
      <text:p text:style-name="Text_20_body">Die Benennung erfolgt nach den IUPAC-Regeln.</text:p>
      <text:h text:style-name="Heading_20_3" text:outline-level="3"><text:span text:style-name="Strong_20_Emphasis">Vorgehensweise:</text:span></text:h>
      <text:list text:style-name="L1">
        <text:list-item>
          <text:p text:style-name="P4">Längste zusammenhängende Kohlenstoffkette bestimmen</text:p>
        </text:list-item>
        <text:list-item>
          <text:p text:style-name="P4">Wichtigste funktionelle Gruppe identifizieren</text:p>
        </text:list-item>
        <text:list-item>
          <text:p text:style-name="P4">Kette so nummerieren, dass:</text:p>
          <text:list>
            <text:list-item>
              <text:p text:style-name="P4">die funktionelle Gruppe</text:p>
            </text:list-item>
            <text:list-item>
              <text:p text:style-name="P4">danach Doppelbindungen</text:p>
            </text:list-item>
            <text:list-item>
              <text:p text:style-name="P4">danach Seitenketten<text:line-break/>die <text:span text:style-name="Strong_20_Emphasis">kleinstmöglichen Positionszahlen</text:span> erhalten</text:p>
            </text:list-item>
          </text:list>
        </text:list-item>
        <text:list-item>
          <text:p text:style-name="P4">Seitenketten benennen und einfügen</text:p>
        </text:list-item>
        <text:list-item>
          <text:p text:style-name="P4">Namen korrekt zusammensetzen</text:p>
        </text:list-item>
      </text:list>
      <text:p text:style-name="Horizontal_20_Line"/>
      <text:h text:style-name="Heading_20_2" text:outline-level="2"><text:span text:style-name="Strong_20_Emphasis">2. Stammnamen der Kohlenstoffkett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-Atome</text:p>
            </table:table-cell>
            <table:table-cell table:style-name="Table1.A1" office:value-type="string">
              <text:p text:style-name="Table_20_Heading">Stamm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eth-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Eth-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Prop-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But-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Pent-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Hex-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Hept-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Oct-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Non-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Dec-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3. Benennung von Seitenketten (Alkylgruppen)</text:span></text:h>
      <text:h text:style-name="Heading_20_3" text:outline-level="3"><text:span text:style-name="Strong_20_Emphasis">Alkylgruppen entstehen</text:span>, wenn einem Alkan ein Wasserstoffatom fehlt.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eitenkette</text:p>
            </table:table-cell>
            <table:table-cell table:style-name="Table2.A1" office:value-type="string">
              <text:p text:style-name="Table_20_Heading">Name</text:p>
            </table:table-cell>
          </table:table-row>
        </table:table-header-rows>
        <table:table-row>
          <table:table-cell table:style-name="Table2.A1" office:value-type="string">
            <text:p text:style-name="Table_20_Contents">–CH₃</text:p>
          </table:table-cell>
          <table:table-cell table:style-name="Table2.A1" office:value-type="string">
            <text:p text:style-name="Table_20_Contents">Methyl</text:p>
          </table:table-cell>
        </table:table-row>
        <table:table-row>
          <table:table-cell table:style-name="Table2.A1" office:value-type="string">
            <text:p text:style-name="Table_20_Contents">–C₂H₅</text:p>
          </table:table-cell>
          <table:table-cell table:style-name="Table2.A1" office:value-type="string">
            <text:p text:style-name="Table_20_Contents">Ethyl</text:p>
          </table:table-cell>
        </table:table-row>
        <table:table-row>
          <table:table-cell table:style-name="Table2.A1" office:value-type="string">
            <text:p text:style-name="Table_20_Contents">–C₃H₇</text:p>
          </table:table-cell>
          <table:table-cell table:style-name="Table2.A1" office:value-type="string">
            <text:p text:style-name="Table_20_Contents">Propyl</text:p>
          </table:table-cell>
        </table:table-row>
        <table:table-row>
          <table:table-cell table:style-name="Table2.A1" office:value-type="string">
            <text:p text:style-name="Table_20_Contents">–C₄H₉</text:p>
          </table:table-cell>
          <table:table-cell table:style-name="Table2.A1" office:value-type="string">
            <text:p text:style-name="Table_20_Contents">Butyl</text:p>
          </table:table-cell>
        </table:table-row>
      </table:table>
      <text:p text:style-name="Horizontal_20_Line"/>
      <text:h text:style-name="Heading_20_2" text:outline-level="2"><text:span text:style-name="Strong_20_Emphasis">4. Nummerierung bei verzweigten Verbindungen</text:span></text:h>
      <text:p text:style-name="Text_20_body">Die Kohlenstoffkette wird so nummeriert, dass:</text:p>
      <text:list text:style-name="L2">
        <text:list-item>
          <text:p text:style-name="P5">die <text:span text:style-name="Strong_20_Emphasis">funktionelle Gruppe</text:span> die kleinste Zahl erhält</text:p>
        </text:list-item>
        <text:list-item>
          <text:p text:style-name="P5">danach <text:span text:style-name="Strong_20_Emphasis">Mehrfachbindungen</text:span></text:p>
        </text:list-item>
        <text:list-item>
          <text:p text:style-name="P5">dann <text:span text:style-name="Strong_20_Emphasis">Seitenketten</text:span></text:p>
        </text:list-item>
      </text:list>
      <text:p text:style-name="Horizontal_20_Line"/>
      <text:h text:style-name="Heading_20_2" text:outline-level="2"><text:span text:style-name="Strong_20_Emphasis">5. Benennung bei einer Seitenkette</text:span></text:h>
      <text:h text:style-name="Heading_20_3" text:outline-level="3"><text:span text:style-name="Strong_20_Emphasis">Aufbau des Namens:</text:span></text:h>
      <text:p text:style-name="Text_20_body"><text:span text:style-name="Strong_20_Emphasis">Positionszahl – Seitenkette – Stammname – Endung</text:span></text:p>
      <text:h text:style-name="Heading_20_3" text:outline-level="3"><text:span text:style-name="Strong_20_Emphasis">Beispiel:</text:span></text:h>
      <text:p text:style-name="Text_20_body">CH₃–CH(CH₃)–CH₂–CH₃<text:line-break/>→ <text:span text:style-name="Strong_20_Emphasis">2-Methylbutan</text:span></text:p>
      <text:p text:style-name="Horizontal_20_Line"/>
      <text:h text:style-name="Heading_20_2" text:outline-level="2"><text:span text:style-name="Strong_20_Emphasis">6. Mehrere gleiche Seitenketten</text:span></text:h>
      <text:h text:style-name="Heading_20_3" text:outline-level="3"><text:span text:style-name="Strong_20_Emphasis">Vorsilben: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zahl</text:p>
            </table:table-cell>
            <table:table-cell table:style-name="Table3.A1" office:value-type="string">
              <text:p text:style-name="Table_20_Heading">Vorsilbe</text:p>
            </table:table-cell>
          </table:table-row>
        </table:table-header-rows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di-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tri-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tetra-</text:p>
          </table:table-cell>
        </table:table-row>
      </table:table>
      <text:h text:style-name="Heading_20_3" text:outline-level="3"><text:span text:style-name="Strong_20_Emphasis">Beispiel:</text:span></text:h>
      <text:p text:style-name="Text_20_body">CH₃–C(CH₃)₂–CH₃<text:line-break/>→ <text:span text:style-name="Strong_20_Emphasis">2,2-Dimethylpropan</text:span></text:p>
      <text:p text:style-name="Horizontal_20_Line"/>
      <text:h text:style-name="Heading_20_2" text:outline-level="2"><text:soft-page-break/><text:span text:style-name="Strong_20_Emphasis">7. Mehrere unterschiedliche Seitenketten</text:span></text:h>
      <text:list text:style-name="L3">
        <text:list-item>
          <text:p text:style-name="P6">Seitenketten werden <text:span text:style-name="Strong_20_Emphasis">alphabetisch</text:span> geordnet</text:p>
        </text:list-item>
        <text:list-item>
          <text:p text:style-name="P6">Vorsilben (di-, tri-) werden <text:span text:style-name="Strong_20_Emphasis">nicht</text:span> mitgezählt</text:p>
        </text:list-item>
      </text:list>
      <text:h text:style-name="Heading_20_3" text:outline-level="3"><text:span text:style-name="Strong_20_Emphasis">Beispiel:</text:span></text:h>
      <text:p text:style-name="Text_20_body">CH₃–CH(CH₃)–CH(C₂H₅)–CH₃<text:line-break/>→ <text:span text:style-name="Strong_20_Emphasis">3-Ethyl-2-methylbutan</text:span></text:p>
      <text:p text:style-name="Horizontal_20_Line"/>
      <text:h text:style-name="Heading_20_2" text:outline-level="2"><text:span text:style-name="Strong_20_Emphasis">8. Verzweigte Alkene</text:span></text:h>
      <text:list text:style-name="L4">
        <text:list-item>
          <text:p text:style-name="P7">Doppelbindung erhält die <text:span text:style-name="Strong_20_Emphasis">kleinste Positionszahl</text:span></text:p>
        </text:list-item>
        <text:list-item>
          <text:p text:style-name="P7">Seitenketten werden zusätzlich nummeriert</text:p>
        </text:list-item>
      </text:list>
      <text:h text:style-name="Heading_20_3" text:outline-level="3"><text:span text:style-name="Strong_20_Emphasis">Beispiel:</text:span></text:h>
      <text:p text:style-name="Text_20_body">CH₂=C(CH₃)–CH₃<text:line-break/>→ <text:span text:style-name="Strong_20_Emphasis">2-Methylprop-1-en</text:span></text:p>
      <text:p text:style-name="Horizontal_20_Line"/>
      <text:h text:style-name="Heading_20_2" text:outline-level="2"><text:span text:style-name="Strong_20_Emphasis">9. Verzweigte Alkohole</text:span></text:h>
      <text:list text:style-name="L5">
        <text:list-item>
          <text:p text:style-name="P8">OH-Gruppe hat <text:span text:style-name="Strong_20_Emphasis">höhere Priorität als Seitenketten</text:span></text:p>
        </text:list-item>
        <text:list-item>
          <text:p text:style-name="P8">Endung: <text:span text:style-name="Strong_20_Emphasis">-ol</text:span></text:p>
        </text:list-item>
      </text:list>
      <text:h text:style-name="Heading_20_3" text:outline-level="3"><text:span text:style-name="Strong_20_Emphasis">Beispiel:</text:span></text:h>
      <text:p text:style-name="Text_20_body">CH₃–CH(OH)–CH(CH₃)–CH₃<text:line-break/>→ <text:span text:style-name="Strong_20_Emphasis">3-Methylbutan-2-ol</text:span></text:p>
      <text:p text:style-name="Horizontal_20_Line"/>
      <text:h text:style-name="Heading_20_2" text:outline-level="2"><text:span text:style-name="Strong_20_Emphasis">10. Verzweigte Ketone</text:span></text:h>
      <text:list text:style-name="L6">
        <text:list-item>
          <text:p text:style-name="P9">Carbonylgruppe (C=O) bestimmt die Nummerierung</text:p>
        </text:list-item>
        <text:list-item>
          <text:p text:style-name="P9">Endung: <text:span text:style-name="Strong_20_Emphasis">-on</text:span></text:p>
        </text:list-item>
      </text:list>
      <text:h text:style-name="Heading_20_3" text:outline-level="3"><text:span text:style-name="Strong_20_Emphasis">Beispiel:</text:span></text:h>
      <text:p text:style-name="Text_20_body">CH₃–CO–CH(CH₃)–CH₃<text:line-break/>→ <text:span text:style-name="Strong_20_Emphasis">3-Methylbutan-2-on</text:span></text:p>
      <text:p text:style-name="Horizontal_20_Line"/>
      <text:h text:style-name="Heading_20_2" text:outline-level="2"><text:span text:style-name="Strong_20_Emphasis">11. Verzweigte Carbonsäuren</text:span></text:h>
      <text:list text:style-name="L7">
        <text:list-item>
          <text:p text:style-name="P10">COOH-Gruppe ist <text:span text:style-name="Strong_20_Emphasis">immer an Position 1</text:span></text:p>
        </text:list-item>
        <text:list-item>
          <text:p text:style-name="P10"><text:soft-page-break/>Endung: <text:span text:style-name="Strong_20_Emphasis">-säure</text:span></text:p>
        </text:list-item>
      </text:list>
      <text:h text:style-name="Heading_20_3" text:outline-level="3"><text:span text:style-name="Strong_20_Emphasis">Beispiel:</text:span></text:h>
      <text:p text:style-name="Text_20_body">CH₃–CH(CH₃)–COOH<text:line-break/>→ <text:span text:style-name="Strong_20_Emphasis">2-Methylpropansäure</text:span></text:p>
      <text:p text:style-name="Horizontal_20_Line"/>
      <text:h text:style-name="Heading_20_2" text:outline-level="2"><text:span text:style-name="Strong_20_Emphasis">12. Zusammenfassung der Endungen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toffklasse</text:p>
            </table:table-cell>
            <table:table-cell table:style-name="Table4.A1" office:value-type="string">
              <text:p text:style-name="Table_20_Heading">Endung</text:p>
            </table:table-cell>
          </table:table-row>
        </table:table-header-rows>
        <table:table-row>
          <table:table-cell table:style-name="Table4.A1" office:value-type="string">
            <text:p text:style-name="Table_20_Contents">Alkane</text:p>
          </table:table-cell>
          <table:table-cell table:style-name="Table4.A1" office:value-type="string">
            <text:p text:style-name="Table_20_Contents">-an</text:p>
          </table:table-cell>
        </table:table-row>
        <table:table-row>
          <table:table-cell table:style-name="Table4.A1" office:value-type="string">
            <text:p text:style-name="Table_20_Contents">Alkene</text:p>
          </table:table-cell>
          <table:table-cell table:style-name="Table4.A1" office:value-type="string">
            <text:p text:style-name="Table_20_Contents">-en</text:p>
          </table:table-cell>
        </table:table-row>
        <table:table-row>
          <table:table-cell table:style-name="Table4.A1" office:value-type="string">
            <text:p text:style-name="Table_20_Contents">Alkohole</text:p>
          </table:table-cell>
          <table:table-cell table:style-name="Table4.A1" office:value-type="string">
            <text:p text:style-name="Table_20_Contents">-ol</text:p>
          </table:table-cell>
        </table:table-row>
        <table:table-row>
          <table:table-cell table:style-name="Table4.A1" office:value-type="string">
            <text:p text:style-name="Table_20_Contents">Ketone</text:p>
          </table:table-cell>
          <table:table-cell table:style-name="Table4.A1" office:value-type="string">
            <text:p text:style-name="Table_20_Contents">-on</text:p>
          </table:table-cell>
        </table:table-row>
        <table:table-row>
          <table:table-cell table:style-name="Table4.A1" office:value-type="string">
            <text:p text:style-name="Table_20_Contents">Carbonsäuren</text:p>
          </table:table-cell>
          <table:table-cell table:style-name="Table4.A1" office:value-type="string">
            <text:p text:style-name="Table_20_Contents">-säure</text:p>
          </table:table-cell>
        </table:table-row>
      </table:table>
      <text:p text:style-name="Horizontal_20_Line"/>
      <text:h text:style-name="Heading_20_2" text:outline-level="2"><text:span text:style-name="Strong_20_Emphasis">13. Merkhilfe</text:span></text:h>
      <text:p text:style-name="Text_20_body">👉 <text:span text:style-name="Strong_20_Emphasis">Funktionelle Gruppe zuerst</text:span><text:line-break/>👉 <text:span text:style-name="Strong_20_Emphasis">Dann Doppelbindungen</text:span><text:line-break/>👉 <text:span text:style-name="Strong_20_Emphasis">Dann Seitenketten</text:span><text:line-break/>👉 <text:span text:style-name="Strong_20_Emphasis">Alphabetisch ordnen</text:span></text:p>
      <text:p text:style-name="Horizontal_20_Line"/>
      <text:h text:style-name="Heading_20_1" text:outline-level="1"><text:span text:style-name="Strong_20_Emphasis">14. Übungsaufgaben zur Nomenklatur</text:span></text:h>
      <text:h text:style-name="Heading_20_2" text:outline-level="2"><text:span text:style-name="Strong_20_Emphasis">A) Grundübungen (ohne Lösung hinschauen!)</text:span></text:h>
      <text:h text:style-name="Heading_20_3" text:outline-level="3"><text:span text:style-name="Strong_20_Emphasis">Aufgabe 1 – Alkane</text:span></text:h>
      <text:p text:style-name="Text_20_body">Benenne die folgenden Verbindungen:</text:p>
      <text:p text:style-name="Text_20_body">a) CH₃–CH₂–CH₂–CH₃<text:line-break/>b) CH₃–CH(CH₃)–CH₃<text:line-break/>c) CH₃–C(CH₃)₂–CH₃</text:p>
      <text:p text:style-name="Horizontal_20_Line"/>
      <text:h text:style-name="Heading_20_3" text:outline-level="3"><text:span text:style-name="Strong_20_Emphasis">Aufgabe 2 – Alkene</text:span></text:h>
      <text:p text:style-name="Text_20_body">a) CH₂=CH–CH₃<text:line-break/>b) CH₃–CH=CH–CH₃<text:line-break/>c) CH₂=C(CH₃)–CH₃</text:p>
      <text:p text:style-name="Horizontal_20_Line"/>
      <text:h text:style-name="Heading_20_3" text:outline-level="3"><text:soft-page-break/><text:span text:style-name="Strong_20_Emphasis">Aufgabe 3 – Alkohole</text:span></text:h>
      <text:p text:style-name="Text_20_body">a) CH₃–CH₂–OH<text:line-break/>b) CH₃–CH(OH)–CH₃<text:line-break/>c) CH₃–CH(OH)–CH(CH₃)–CH₃</text:p>
      <text:p text:style-name="Horizontal_20_Line"/>
      <text:h text:style-name="Heading_20_3" text:outline-level="3"><text:span text:style-name="Strong_20_Emphasis">Aufgabe 4 – Ketone</text:span></text:h>
      <text:p text:style-name="Text_20_body">a) CH₃–CO–CH₃<text:line-break/>b) CH₃–CH₂–CO–CH₃<text:line-break/>c) CH₃–CO–CH(CH₃)–CH₃</text:p>
      <text:p text:style-name="Horizontal_20_Line"/>
      <text:h text:style-name="Heading_20_3" text:outline-level="3"><text:span text:style-name="Strong_20_Emphasis">Aufgabe 5 – Carbonsäuren</text:span></text:h>
      <text:p text:style-name="Text_20_body">a) CH₃–COOH<text:line-break/>b) CH₃–CH₂–COOH<text:line-break/>c) CH₃–CH(CH₃)–COOH</text:p>
      <text:p text:style-name="Horizontal_20_Line"/>
      <text:h text:style-name="Heading_20_2" text:outline-level="2"><text:span text:style-name="Strong_20_Emphasis">B) Anspruchsvollere Aufgaben (mit mehreren Seitenketten)</text:span></text:h>
      <text:p text:style-name="Text_20_body">a) CH₃–CH(CH₃)–CH(C₂H₅)–CH₂–CH₃<text:line-break/>b) CH₃–C(CH₃)₂–CH(OH)–CH₃<text:line-break/>c) CH₂=CH–CH(CH₃)–CH₃</text:p>
      <text:p text:style-name="Horizontal_20_Line"/>
      <text:h text:style-name="Heading_20_1" text:outline-level="1"><text:span text:style-name="Strong_20_Emphasis">15. Lösungen zu den Übungsaufgaben</text:span></text:h>
      <text:h text:style-name="Heading_20_2" text:outline-level="2"><text:span text:style-name="Strong_20_Emphasis">Lösungen Aufgabe 1</text:span></text:h>
      <text:p text:style-name="Text_20_body">a) <text:span text:style-name="Strong_20_Emphasis">Butan</text:span><text:line-break/>b) <text:span text:style-name="Strong_20_Emphasis">2-Methylpropan</text:span><text:line-break/>c) <text:span text:style-name="Strong_20_Emphasis">2,2-Dimethylpropan</text:span></text:p>
      <text:h text:style-name="Heading_20_2" text:outline-level="2"><text:span text:style-name="Strong_20_Emphasis">Lösungen Aufgabe 2</text:span></text:h>
      <text:p text:style-name="Text_20_body">a) <text:span text:style-name="Strong_20_Emphasis">Prop-1-en</text:span><text:line-break/>b) <text:span text:style-name="Strong_20_Emphasis">But-2-en</text:span><text:line-break/>c) <text:span text:style-name="Strong_20_Emphasis">2-Methylprop-1-en</text:span></text:p>
      <text:h text:style-name="Heading_20_2" text:outline-level="2"><text:soft-page-break/><text:span text:style-name="Strong_20_Emphasis">Lösungen Aufgabe 3</text:span></text:h>
      <text:p text:style-name="Text_20_body">a) <text:span text:style-name="Strong_20_Emphasis">Ethanol</text:span><text:line-break/>b) <text:span text:style-name="Strong_20_Emphasis">Propan-2-ol</text:span><text:line-break/>c) <text:span text:style-name="Strong_20_Emphasis">3-Methylbutan-2-ol</text:span></text:p>
      <text:h text:style-name="Heading_20_2" text:outline-level="2"><text:span text:style-name="Strong_20_Emphasis">Lösungen Aufgabe 4</text:span></text:h>
      <text:p text:style-name="Text_20_body">a) <text:span text:style-name="Strong_20_Emphasis">Propan-2-on</text:span><text:line-break/>b) <text:span text:style-name="Strong_20_Emphasis">Butan-2-on</text:span><text:line-break/>c) <text:span text:style-name="Strong_20_Emphasis">3-Methylbutan-2-on</text:span></text:p>
      <text:h text:style-name="Heading_20_2" text:outline-level="2"><text:span text:style-name="Strong_20_Emphasis">Lösungen Aufgabe 5</text:span></text:h>
      <text:p text:style-name="Text_20_body">a) <text:span text:style-name="Strong_20_Emphasis">Ethansäure</text:span><text:line-break/>b) <text:span text:style-name="Strong_20_Emphasis">Propansäure</text:span><text:line-break/>c) <text:span text:style-name="Strong_20_Emphasis">2-Methylpropansäure</text:span></text:p>
      <text:h text:style-name="Heading_20_2" text:outline-level="2"><text:span text:style-name="Strong_20_Emphasis">Lösungen Aufgabe 6</text:span></text:h>
      <text:p text:style-name="Text_20_body">a) <text:span text:style-name="Strong_20_Emphasis">3-Ethyl-2-methylpentan</text:span><text:line-break/>b) <text:span text:style-name="Strong_20_Emphasis">3,3-Dimethylbutan-2-ol</text:span><text:line-break/>c) <text:span text:style-name="Strong_20_Emphasis">3-Methylbut-1-en</text:span></text:p>
      <text:h text:style-name="Heading_20_1" text:outline-level="1"><text:span text:style-name="Strong_20_Emphasis">16. Spickzettel – Nomenklatur auf einen Blick</text:span></text:h>
      <text:h text:style-name="Heading_20_3" text:outline-level="3"><text:span text:style-name="Strong_20_Emphasis">1️⃣ Reihenfolge immer merken</text:span></text:h>
      <text:list text:style-name="L17">
        <text:list-item>
          <text:p text:style-name="P12">Funktionelle Gruppe</text:p>
        </text:list-item>
        <text:list-item>
          <text:p text:style-name="P12">Doppel-/Dreifachbindung</text:p>
        </text:list-item>
        <text:list-item>
          <text:p text:style-name="P12">Seitenketten</text:p>
        </text:list-item>
      </text:list>
      <text:p text:style-name="Horizontal_20_Line"/>
      <text:h text:style-name="Heading_20_3" text:outline-level="3"><text:span text:style-name="Strong_20_Emphasis">2️⃣ Endungen</text:span></text:h>
      <text:list text:style-name="L18">
        <text:list-item>
          <text:p text:style-name="P13">Alkane → <text:span text:style-name="Strong_20_Emphasis">-an</text:span></text:p>
        </text:list-item>
        <text:list-item>
          <text:p text:style-name="P13">Alkene → <text:span text:style-name="Strong_20_Emphasis">-en</text:span></text:p>
        </text:list-item>
        <text:list-item>
          <text:p text:style-name="P13">Alkohole → <text:span text:style-name="Strong_20_Emphasis">-ol</text:span></text:p>
        </text:list-item>
        <text:list-item>
          <text:p text:style-name="P13">Ketone → <text:span text:style-name="Strong_20_Emphasis">-on</text:span></text:p>
        </text:list-item>
        <text:list-item>
          <text:p text:style-name="P13">Carbonsäuren → <text:span text:style-name="Strong_20_Emphasis">-säure</text:span></text:p>
        </text:list-item>
      </text:list>
      <text:p text:style-name="Horizontal_20_Line"/>
      <text:h text:style-name="Heading_20_3" text:outline-level="3"><text:span text:style-name="Strong_20_Emphasis">3️⃣ Häufige Seitenketten</text:span></text:h>
      <text:list text:style-name="L19">
        <text:list-item>
          <text:p text:style-name="P14">CH₃ → <text:span text:style-name="Strong_20_Emphasis">Methyl</text:span></text:p>
        </text:list-item>
        <text:list-item>
          <text:p text:style-name="P14"><text:soft-page-break/>C₂H₅ → <text:span text:style-name="Strong_20_Emphasis">Ethyl</text:span></text:p>
        </text:list-item>
        <text:list-item>
          <text:p text:style-name="P14">C₃H₇ → <text:span text:style-name="Strong_20_Emphasis">Propyl</text:span></text:p>
        </text:list-item>
      </text:list>
      <text:p text:style-name="Horizontal_20_Line"/>
      <text:h text:style-name="Heading_20_3" text:outline-level="3"><text:span text:style-name="Strong_20_Emphasis">4️⃣ Vorsilben</text:span></text:h>
      <text:list text:style-name="L20">
        <text:list-item>
          <text:p text:style-name="P15">2 = di</text:p>
        </text:list-item>
        <text:list-item>
          <text:p text:style-name="P15">3 = tri</text:p>
        </text:list-item>
        <text:list-item>
          <text:p text:style-name="P15">4 = tetra</text:p>
        </text:list-item>
      </text:list>
      <text:p text:style-name="Horizontal_20_Line"/>
      <text:h text:style-name="Heading_20_3" text:outline-level="3"><text:span text:style-name="Strong_20_Emphasis">5️⃣ Alphabet-Regel</text:span></text:h>
      <text:list text:style-name="L21">
        <text:list-item>
          <text:p text:style-name="P16">Ethyl <text:span text:style-name="Strong_20_Emphasis">vor</text:span> Methyl</text:p>
        </text:list-item>
        <text:list-item>
          <text:p text:style-name="P16">di-, tri- <text:span text:style-name="Strong_20_Emphasis">nicht mitzählen</text:span></text:p>
        </text:list-item>
      </text:list>
      <text:p text:style-name="Horizontal_20_Line"/>
      <text:h text:style-name="Heading_20_3" text:outline-level="3"><text:span text:style-name="Strong_20_Emphasis">6️⃣ Nummerierung</text:span></text:h>
      <text:p text:style-name="Text_20_body">👉 Kleinste Zahl für:</text:p>
      <text:list text:style-name="L22">
        <text:list-item>
          <text:p text:style-name="P17">Funktionelle Gruppe</text:p>
        </text:list-item>
        <text:list-item>
          <text:p text:style-name="P17">Doppelbindung</text:p>
        </text:list-item>
        <text:list-item>
          <text:p text:style-name="P17">Seitenkette</text:p>
        </text:list-item>
      </text:list>
      <text:p text:style-name="Horizontal_20_Line"/>
      <text:h text:style-name="Heading_20_1" text:outline-level="1"><text:span text:style-name="Strong_20_Emphasis">17. Version speziell für Klassenarbeiten</text:span></text:h>
      <text:h text:style-name="Heading_20_2" text:outline-level="2"><text:span text:style-name="Strong_20_Emphasis">Schritt-für-Schritt-Strategie (sehr prüfungstauglich)</text:span></text:h>
      <text:h text:style-name="Heading_20_3" text:outline-level="3"><text:span text:style-name="Strong_20_Emphasis">Schritt 1: Funktionelle Gruppe einkreisen</text:span></text:h>
      <text:list text:style-name="L23">
        <text:list-item>
          <text:p text:style-name="P18">OH → Alkohol</text:p>
        </text:list-item>
        <text:list-item>
          <text:p text:style-name="P18">C=O → Keton</text:p>
        </text:list-item>
        <text:list-item>
          <text:p text:style-name="P18">COOH → Säure</text:p>
        </text:list-item>
        <text:list-item>
          <text:p text:style-name="P18">C=C → Alken</text:p>
        </text:list-item>
      </text:list>
      <text:p text:style-name="Horizontal_20_Line"/>
      <text:h text:style-name="Heading_20_3" text:outline-level="3"><text:span text:style-name="Strong_20_Emphasis">Schritt 2: Längste Kette markieren</text:span></text:h>
      <text:list text:style-name="L24">
        <text:list-item>
          <text:p text:style-name="P19">Muss die wichtigste Gruppe enthalten</text:p>
        </text:list-item>
        <text:list-item>
          <text:p text:style-name="P19">Nicht von Seitenketten verwirren lassen!</text:p>
        </text:list-item>
      </text:list>
      <text:p text:style-name="Horizontal_20_Line"><text:soft-page-break/></text:p>
      <text:h text:style-name="Heading_20_3" text:outline-level="3"><text:span text:style-name="Strong_20_Emphasis">Schritt 3: Nummerieren</text:span></text:h>
      <text:list text:style-name="L25">
        <text:list-item>
          <text:p text:style-name="P20">Von der Seite beginnen, wo die <text:span text:style-name="Strong_20_Emphasis">wichtige Gruppe näher ist</text:span></text:p>
        </text:list-item>
      </text:list>
      <text:p text:style-name="Horizontal_20_Line"/>
      <text:h text:style-name="Heading_20_3" text:outline-level="3"><text:span text:style-name="Strong_20_Emphasis">Schritt 4: Seitenketten bestimmen</text:span></text:h>
      <text:list text:style-name="L26">
        <text:list-item>
          <text:p text:style-name="P21">Name + Position aufschreiben</text:p>
        </text:list-item>
        <text:list-item>
          <text:p text:style-name="P21">Alphabetisch ordnen</text:p>
        </text:list-item>
      </text:list>
      <text:p text:style-name="Horizontal_20_Line"/>
      <text:h text:style-name="Heading_20_3" text:outline-level="3"><text:span text:style-name="Strong_20_Emphasis">Schritt 5: Namen zusammensetzen</text:span></text:h>
      <text:p text:style-name="Text_20_body"><text:span text:style-name="Strong_20_Emphasis">Seitenketten – Stammname – Endung</text:span></text:p>
      <text:p text:style-name="Horizontal_20_Line"/>
      <text:h text:style-name="Heading_20_2" text:outline-level="2"><text:span text:style-name="Strong_20_Emphasis">Typische Fehler (und wie du sie vermeidest)</text:span></text:h>
      <text:p text:style-name="Text_20_body">❌ Falsche längste Kette<text:line-break/>✔ Immer die Kette mit der funktionellen Gruppe wählen</text:p>
      <text:p text:style-name="Text_20_body">❌ Doppelbindung falsch nummeriert<text:line-break/>✔ Doppelbindung bekommt immer die kleinste Zahl</text:p>
      <text:p text:style-name="Text_20_body">❌ Alphabetregel vergessen<text:line-break/>✔ Ethyl kommt vor Methyl</text:p>
      <text:p text:style-name="Horizontal_20_Line"/>
      <text:h text:style-name="Heading_20_2" text:outline-level="2"><text:span text:style-name="Strong_20_Emphasis">Prüfungs-Tipp</text:span></text:h>
      <text:p text:style-name="Text_20_body">💡 <text:span text:style-name="Strong_20_Emphasis">Wenn du unsicher bist:</text:span><text:line-break/>👉 Schreibe <text:span text:style-name="Strong_20_Emphasis">jeden Schritt sichtbar hin</text:span> – dafür gibt es oft <text:span text:style-name="Strong_20_Emphasis">Teilpunkte!</text:span></text:p>
      <text:p text:style-name="Standard"/>
      <text:h text:style-name="Heading_20_1" text:outline-level="1"><text:span text:style-name="Strong_20_Emphasis">Lernblatt – Typische Prüfungsaufgaben zur Nomenklatur</text:span></text:h>
      <text:p text:style-name="Text_20_body"><text:span text:style-name="Emphasis">(Alkane, Alkene, Alkohole, Ketone, Carbonsäuren)</text:span></text:p>
      <text:p text:style-name="Horizontal_20_Line"/>
      <text:h text:style-name="Heading_20_2" text:outline-level="2"><text:span text:style-name="Strong_20_Emphasis">Aufgabe 1: Stoffklasse erkennen</text:span></text:h>
      <text:p text:style-name="Text_20_body">Gib die <text:span text:style-name="Strong_20_Emphasis">Stoffklasse</text:span> der folgenden Verbindungen an:</text:p>
      <text:p text:style-name="Text_20_body"><text:soft-page-break/>a) CH₃–CH₂–CH₃<text:line-break/>b) CH₂=CH–CH₃<text:line-break/>c) CH₃–CH₂–OH<text:line-break/>d) CH₃–CO–CH₃<text:line-break/>e) CH₃–COOH</text:p>
      <text:p text:style-name="Horizontal_20_Line"/>
      <text:h text:style-name="Heading_20_2" text:outline-level="2"><text:span text:style-name="Strong_20_Emphasis">Aufgabe 2: Unverzweigte Verbindungen benennen</text:span></text:h>
      <text:p text:style-name="Text_20_body">Benenne die folgenden Moleküle nach IUPAC:</text:p>
      <text:p text:style-name="Text_20_body">a) CH₃–CH₂–CH₂–CH₂–CH₃<text:line-break/>b) CH₂=CH–CH₂–CH₃<text:line-break/>c) CH₃–CH₂–CH₂–OH<text:line-break/>d) CH₃–CH₂–CO–CH₃<text:line-break/>e) CH₃–CH₂–CH₂–COOH</text:p>
      <text:p text:style-name="Horizontal_20_Line"/>
      <text:h text:style-name="Heading_20_2" text:outline-level="2"><text:span text:style-name="Strong_20_Emphasis">Aufgabe 3: Einfach verzweigte Alkane</text:span></text:h>
      <text:p text:style-name="Text_20_body">Benenne die folgenden Verbindungen:</text:p>
      <text:p text:style-name="Text_20_body">a) CH₃–CH(CH₃)–CH₃<text:line-break/>b) CH₃–CH(CH₃)–CH₂–CH₃<text:line-break/>c) CH₃–C(CH₃)₂–CH₃</text:p>
      <text:p text:style-name="Horizontal_20_Line"/>
      <text:h text:style-name="Heading_20_2" text:outline-level="2"><text:span text:style-name="Strong_20_Emphasis">Aufgabe 4: Mehrfach verzweigte Alkane</text:span></text:h>
      <text:p text:style-name="Text_20_body">Benenne:</text:p>
      <text:p text:style-name="Text_20_body">a) CH₃–CH(CH₃)–CH(CH₃)–CH₃<text:line-break/>b) CH₃–C(CH₃)₂–CH(CH₃)–CH₃</text:p>
      <text:p text:style-name="Horizontal_20_Line"/>
      <text:h text:style-name="Heading_20_2" text:outline-level="2"><text:span text:style-name="Strong_20_Emphasis">Aufgabe 5: Verzweigte Alkene</text:span></text:h>
      <text:p text:style-name="Text_20_body">Benenne die folgenden Alkene:</text:p>
      <text:p text:style-name="Text_20_body">a) CH₂=C(CH₃)–CH₃<text:line-break/>b) CH₃–CH=CH–CH(CH₃)–CH₃<text:line-break/>c) CH₂=CH–CH(CH₃)–CH₂–CH₃</text:p>
      <text:p text:style-name="Horizontal_20_Line"/>
      <text:h text:style-name="Heading_20_2" text:outline-level="2"><text:span text:style-name="Strong_20_Emphasis">Aufgabe 6: Alkohole (Positionsangaben wichtig!)</text:span></text:h>
      <text:p text:style-name="Text_20_body">Benenne:</text:p>
      <text:p text:style-name="Text_20_body"><text:soft-page-break/>a) CH₃–CH(OH)–CH₃<text:line-break/>b) CH₃–CH₂–CH(OH)–CH₃<text:line-break/>c) CH₃–CH(OH)–CH(CH₃)–CH₃</text:p>
      <text:p text:style-name="Horizontal_20_Line"/>
      <text:h text:style-name="Heading_20_2" text:outline-level="2"><text:span text:style-name="Strong_20_Emphasis">Aufgabe 7: Ketone</text:span></text:h>
      <text:p text:style-name="Text_20_body">Benenne die folgenden Ketone:</text:p>
      <text:p text:style-name="Text_20_body">a) CH₃–CO–CH₂–CH₃<text:line-break/>b) CH₃–CH₂–CO–CH(CH₃)–CH₃</text:p>
      <text:p text:style-name="Horizontal_20_Line"/>
      <text:h text:style-name="Heading_20_2" text:outline-level="2"><text:span text:style-name="Strong_20_Emphasis">Aufgabe 8: Carbonsäuren</text:span></text:h>
      <text:p text:style-name="Text_20_body">Benenne:</text:p>
      <text:p text:style-name="Text_20_body">a) CH₃–COOH<text:line-break/>b) CH₃–CH₂–COOH<text:line-break/>c) CH₃–CH(CH₃)–COOH</text:p>
      <text:p text:style-name="Horizontal_20_Line"/>
      <text:h text:style-name="Heading_20_2" text:outline-level="2"><text:span text:style-name="Strong_20_Emphasis">Aufgabe 9: Gemischte Prüfungsaufgaben</text:span></text:h>
      <text:p text:style-name="Text_20_body">Benenne die folgenden Verbindungen vollständig:</text:p>
      <text:p text:style-name="Text_20_body">a) CH₃–CH(CH₃)–CH(C₂H₅)–CH₂–CH₃<text:line-break/>b) CH₃–CO–CH(CH₃)–CH₂–CH₃<text:line-break/>c) CH₃–CH(OH)–CH₂–CH(CH₃)–CH₃<text:line-break/>d) CH₂=CH–CH(CH₃)–CH₃</text:p>
      <text:p text:style-name="Horizontal_20_Line"/>
      <text:h text:style-name="Heading_20_2" text:outline-level="2"><text:span text:style-name="Strong_20_Emphasis">Aufgabe 10: Fehler finden (sehr beliebt in Klassenarbeiten!)</text:span></text:h>
      <text:p text:style-name="Text_20_body">Ein Schüler hat folgende Namen angegeben. Entscheide, ob sie <text:span text:style-name="Strong_20_Emphasis">richtig oder falsch</text:span> sind.<text:line-break/>Falls falsch: <text:span text:style-name="Strong_20_Emphasis">korrigiere den Namen</text:span>.</text:p>
      <text:p text:style-name="Text_20_body">a) CH₃–CH(CH₃)–CH₂–CH₃ → <text:span text:style-name="Emphasis">3-Methylbutan</text:span><text:line-break/>b) CH₃–CH=CH–CH₃ → <text:span text:style-name="Emphasis">But-1-en</text:span><text:line-break/>c) CH₃–CH(OH)–CH₃ → <text:span text:style-name="Emphasis">Propanol</text:span><text:line-break/>d) CH₃–CO–CH₃ → <text:span text:style-name="Emphasis">Propanon</text:span></text:p>
      <text:p text:style-name="Horizontal_20_Line"/>
      <text:h text:style-name="Heading_20_2" text:outline-level="2"><text:span text:style-name="Strong_20_Emphasis">Hinweis für die Prüfung</text:span></text:h>
      <text:p text:style-name="Text_20_body">✏️ Achte besonders auf:</text:p>
      <text:list text:style-name="L27">
        <text:list-item>
          <text:p text:style-name="P22">richtige <text:span text:style-name="Strong_20_Emphasis">Nummerierung</text:span></text:p>
        </text:list-item>
        <text:list-item>
          <text:p text:style-name="P22"><text:soft-page-break/><text:span text:style-name="Strong_20_Emphasis">Alphabetische Reihenfolge</text:span> der Seitenketten</text:p>
        </text:list-item>
        <text:list-item>
          <text:p text:style-name="P22"><text:span text:style-name="Strong_20_Emphasis">Positionszahlen</text:span> bei -en, -ol, -on</text:p>
        </text:list-item>
      </text:list>
      <text:h text:style-name="Heading_20_1" text:outline-level="1"><text:span text:style-name="Strong_20_Emphasis">Lösungen – Lernblatt Typische Prüfungsaufgaben</text:span></text:h>
      <text:p text:style-name="Horizontal_20_Line"/>
      <text:h text:style-name="Heading_20_2" text:outline-level="2"><text:span text:style-name="Strong_20_Emphasis">Lösung Aufgabe 1: Stoffklasse erkennen</text:span></text:h>
      <text:p text:style-name="Text_20_body">a) CH₃–CH₂–CH₃ → <text:span text:style-name="Strong_20_Emphasis">Alkan</text:span><text:line-break/>b) CH₂=CH–CH₃ → <text:span text:style-name="Strong_20_Emphasis">Alken</text:span><text:line-break/>c) CH₃–CH₂–OH → <text:span text:style-name="Strong_20_Emphasis">Alkohol</text:span><text:line-break/>d) CH₃–CO–CH₃ → <text:span text:style-name="Strong_20_Emphasis">Keton</text:span><text:line-break/>e) CH₃–COOH → <text:span text:style-name="Strong_20_Emphasis">Carbonsäure</text:span></text:p>
      <text:p text:style-name="Horizontal_20_Line"/>
      <text:h text:style-name="Heading_20_2" text:outline-level="2"><text:span text:style-name="Strong_20_Emphasis">Lösung Aufgabe 2: Unverzweigte Verbindungen</text:span></text:h>
      <text:p text:style-name="Text_20_body">a) CH₃–CH₂–CH₂–CH₂–CH₃ → <text:span text:style-name="Strong_20_Emphasis">Pentan</text:span><text:line-break/>b) CH₂=CH–CH₂–CH₃ → <text:span text:style-name="Strong_20_Emphasis">But-1-en</text:span><text:line-break/>c) CH₃–CH₂–CH₂–OH → <text:span text:style-name="Strong_20_Emphasis">Propan-1-ol</text:span><text:line-break/>d) CH₃–CH₂–CO–CH₃ → <text:span text:style-name="Strong_20_Emphasis">Butan-2-on</text:span><text:line-break/>e) CH₃–CH₂–CH₂–COOH → <text:span text:style-name="Strong_20_Emphasis">Butansäure</text:span></text:p>
      <text:p text:style-name="Horizontal_20_Line"/>
      <text:h text:style-name="Heading_20_2" text:outline-level="2"><text:span text:style-name="Strong_20_Emphasis">Lösung Aufgabe 3: Einfach verzweigte Alkane</text:span></text:h>
      <text:p text:style-name="Text_20_body">a) CH₃–CH(CH₃)–CH₃ → <text:span text:style-name="Strong_20_Emphasis">2-Methylpropan</text:span><text:line-break/>b) CH₃–CH(CH₃)–CH₂–CH₃ → <text:span text:style-name="Strong_20_Emphasis">2-Methylbutan</text:span><text:line-break/>c) CH₃–C(CH₃)₂–CH₃ → <text:span text:style-name="Strong_20_Emphasis">2,2-Dimethylpropan</text:span></text:p>
      <text:p text:style-name="Horizontal_20_Line"/>
      <text:h text:style-name="Heading_20_2" text:outline-level="2"><text:span text:style-name="Strong_20_Emphasis">Lösung Aufgabe 4: Mehrfach verzweigte Alkane</text:span></text:h>
      <text:p text:style-name="Text_20_body">a) CH₃–CH(CH₃)–CH(CH₃)–CH₃ → <text:span text:style-name="Strong_20_Emphasis">2,3-Dimethylbutan</text:span><text:line-break/>b) CH₃–C(CH₃)₂–CH(CH₃)–CH₃ → <text:span text:style-name="Strong_20_Emphasis">2,2,3-Trimethylbutan</text:span></text:p>
      <text:p text:style-name="Horizontal_20_Line"/>
      <text:h text:style-name="Heading_20_2" text:outline-level="2"><text:span text:style-name="Strong_20_Emphasis">Lösung Aufgabe 5: Verzweigte Alkene</text:span></text:h>
      <text:p text:style-name="Text_20_body">a) CH₂=C(CH₃)–CH₃ → <text:span text:style-name="Strong_20_Emphasis">2-Methylprop-1-en</text:span><text:line-break/>b) CH₃–CH=CH–CH(CH₃)–CH₃ → <text:span text:style-name="Strong_20_Emphasis">4-Methylpent-2-en</text:span><text:line-break/>c) CH₂=CH–CH(CH₃)–CH₂–CH₃ → <text:span text:style-name="Strong_20_Emphasis">3-Methylpent-1-en</text:span></text:p>
      <text:p text:style-name="Horizontal_20_Line"><text:soft-page-break/></text:p>
      <text:h text:style-name="Heading_20_2" text:outline-level="2"><text:span text:style-name="Strong_20_Emphasis">Lösung Aufgabe 6: Alkohole</text:span></text:h>
      <text:p text:style-name="Text_20_body">a) CH₃–CH(OH)–CH₃ → <text:span text:style-name="Strong_20_Emphasis">Propan-2-ol</text:span><text:line-break/>b) CH₃–CH₂–CH(OH)–CH₃ → <text:span text:style-name="Strong_20_Emphasis">Butan-2-ol</text:span><text:line-break/>c) CH₃–CH(OH)–CH(CH₃)–CH₃ → <text:span text:style-name="Strong_20_Emphasis">3-Methylbutan-2-ol</text:span></text:p>
      <text:p text:style-name="Horizontal_20_Line"/>
      <text:h text:style-name="Heading_20_2" text:outline-level="2"><text:span text:style-name="Strong_20_Emphasis">Lösung Aufgabe 7: Ketone</text:span></text:h>
      <text:p text:style-name="Text_20_body">a) CH₃–CO–CH₂–CH₃ → <text:span text:style-name="Strong_20_Emphasis">Butan-2-on</text:span><text:line-break/>b) CH₃–CH₂–CO–CH(CH₃)–CH₃ → <text:span text:style-name="Strong_20_Emphasis">4-Methylpentan-2-on</text:span></text:p>
      <text:p text:style-name="Horizontal_20_Line"/>
      <text:h text:style-name="Heading_20_2" text:outline-level="2"><text:span text:style-name="Strong_20_Emphasis">Lösung Aufgabe 8: Carbonsäuren</text:span></text:h>
      <text:p text:style-name="Text_20_body">a) CH₃–COOH → <text:span text:style-name="Strong_20_Emphasis">Ethansäure</text:span><text:line-break/>b) CH₃–CH₂–COOH → <text:span text:style-name="Strong_20_Emphasis">Propansäure</text:span><text:line-break/>c) CH₃–CH(CH₃)–COOH → <text:span text:style-name="Strong_20_Emphasis">2-Methylpropansäure</text:span></text:p>
      <text:p text:style-name="Horizontal_20_Line"/>
      <text:h text:style-name="Heading_20_2" text:outline-level="2"><text:span text:style-name="Strong_20_Emphasis">Lösung Aufgabe 9: Gemischte Prüfungsaufgaben</text:span></text:h>
      <text:p text:style-name="Text_20_body">a) CH₃–CH(CH₃)–CH(C₂H₅)–CH₂–CH₃<text:line-break/>→ <text:span text:style-name="Strong_20_Emphasis">3-Ethyl-2-methylpentan</text:span></text:p>
      <text:p text:style-name="Text_20_body">b) CH₃–CO–CH(CH₃)–CH₂–CH₃<text:line-break/>→ <text:span text:style-name="Strong_20_Emphasis">3-Methylpentan-2-on</text:span></text:p>
      <text:p text:style-name="Text_20_body">c) CH₃–CH(OH)–CH₂–CH(CH₃)–CH₃<text:line-break/>→ <text:span text:style-name="Strong_20_Emphasis">4-Methylpentan-2-ol</text:span></text:p>
      <text:p text:style-name="Text_20_body">d) CH₂=CH–CH(CH₃)–CH₃<text:line-break/>→ <text:span text:style-name="Strong_20_Emphasis">3-Methylbut-1-en</text:span></text:p>
      <text:p text:style-name="Horizontal_20_Line"/>
      <text:h text:style-name="Heading_20_2" text:outline-level="2"><text:span text:style-name="Strong_20_Emphasis">Lösung Aufgabe 10: Fehler finden</text:span></text:h>
      <text:p text:style-name="Text_20_body">a) <text:span text:style-name="Emphasis">3-Methylbutan</text:span> ❌<text:line-break/>✔ <text:span text:style-name="Strong_20_Emphasis">2-Methylbutan</text:span></text:p>
      <text:p text:style-name="Text_20_body">b) <text:span text:style-name="Emphasis">But-1-en</text:span> ❌<text:line-break/>✔ <text:span text:style-name="Strong_20_Emphasis">But-2-en</text:span></text:p>
      <text:p text:style-name="Text_20_body">c) <text:span text:style-name="Emphasis">Propanol</text:span> ❌<text:line-break/>✔ <text:span text:style-name="Strong_20_Emphasis">Propan-2-ol</text:span></text:p>
      <text:p text:style-name="Text_20_body"><text:soft-page-break/>d) <text:span text:style-name="Emphasis">Propanon</text:span> ❌<text:line-break/>✔ <text:span text:style-name="Strong_20_Emphasis">Propan-2-on</text:span></text:p>
      <text:p text:style-name="Horizontal_20_Line"/>
      <text:h text:style-name="Heading_20_2" text:outline-level="2"><text:span text:style-name="Strong_20_Emphasis">Abschluss-Tipp für Klassenarbeiten</text:span></text:h>
      <text:p text:style-name="Text_20_body">💡 Wenn du den <text:span text:style-name="Strong_20_Emphasis">Stofftyp erkennst</text:span>, die <text:span text:style-name="Strong_20_Emphasis">längste Kette richtig wählst</text:span> und <text:span text:style-name="Strong_20_Emphasis">sauber nummerierst</text:span>, sind über <text:span text:style-name="Strong_20_Emphasis">80 % der Punkte</text:span> sicher.</text:p>
      <text:p text:style-name="Standard"/>
      <text:h text:style-name="P3" text:outline-level="2"><text:span text:style-name="Strong_20_Emphasis">1. Elektronegativität (EN)</text:span></text:h>
      <text:p text:style-name="Text_20_body"><text:span text:style-name="Strong_20_Emphasis">Elektronegativität</text:span> beschreibt, wie stark ein Atom <text:span text:style-name="Strong_20_Emphasis">Elektronen in einer Bindung anzieht</text:span>.</text:p>
      <text:list text:style-name="L28">
        <text:list-item>
          <text:p text:style-name="P23">Hohe EN → zieht Elektronen stark an (z. B. <text:span text:style-name="Strong_20_Emphasis">O, N, F, Cl</text:span>)</text:p>
        </text:list-item>
        <text:list-item>
          <text:p text:style-name="P23">Niedrige EN → zieht Elektronen schwach an (z. B. <text:span text:style-name="Strong_20_Emphasis">Na, K, Mg</text:span>)</text:p>
        </text:list-item>
      </text:list>
      <text:p text:style-name="Text_20_body">👉 Wichtig ist die <text:span text:style-name="Strong_20_Emphasis">EN-Differenz (ΔEN)</text:span> zwischen zwei Atomen.</text:p>
      <text:p text:style-name="Horizontal_20_Line"/>
      <text:h text:style-name="Heading_20_2" text:outline-level="2"><text:span text:style-name="Strong_20_Emphasis">2. Bindungsarten nach ΔEN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ΔEN</text:p>
            </table:table-cell>
            <table:table-cell table:style-name="Table5.A1" office:value-type="string">
              <text:p text:style-name="Table_20_Heading">Bindungstyp</text:p>
            </table:table-cell>
            <table:table-cell table:style-name="Table5.A1" office:value-type="string">
              <text:p text:style-name="Table_20_Heading">Erklärung</text:p>
            </table:table-cell>
          </table:table-row>
        </table:table-header-rows>
        <table:table-row>
          <table:table-cell table:style-name="Table5.A1" office:value-type="string">
            <text:p text:style-name="Table_20_Contents">0 – 0,4</text:p>
          </table:table-cell>
          <table:table-cell table:style-name="Table5.A1" office:value-type="string">
            <text:p text:style-name="Table_20_Contents"><text:span text:style-name="Strong_20_Emphasis">Unpolare kovalente Bindung</text:span></text:p>
          </table:table-cell>
          <table:table-cell table:style-name="Table5.A1" office:value-type="string">
            <text:p text:style-name="Table_20_Contents">Elektronen gleich geteilt</text:p>
          </table:table-cell>
        </table:table-row>
        <table:table-row>
          <table:table-cell table:style-name="Table5.A1" office:value-type="string">
            <text:p text:style-name="Table_20_Contents">0,4 – 1,7</text:p>
          </table:table-cell>
          <table:table-cell table:style-name="Table5.A1" office:value-type="string">
            <text:p text:style-name="Table_20_Contents"><text:span text:style-name="Strong_20_Emphasis">Polare kovalente (Dipol-)Bindung</text:span></text:p>
          </table:table-cell>
          <table:table-cell table:style-name="Table5.A1" office:value-type="string">
            <text:p text:style-name="Table_20_Contents">Ungleiche Elektronenverteilung</text:p>
          </table:table-cell>
        </table:table-row>
        <table:table-row>
          <table:table-cell table:style-name="Table5.A1" office:value-type="string">
            <text:p text:style-name="Table_20_Contents">&gt; 1,7</text:p>
          </table:table-cell>
          <table:table-cell table:style-name="Table5.A1" office:value-type="string">
            <text:p text:style-name="Table_20_Contents"><text:span text:style-name="Strong_20_Emphasis">Ionenbindung (Salz)</text:span></text:p>
          </table:table-cell>
          <table:table-cell table:style-name="Table5.A1" office:value-type="string">
            <text:p text:style-name="Table_20_Contents">Elektronenübertragung</text:p>
          </table:table-cell>
        </table:table-row>
      </table:table>
      <text:p text:style-name="Horizontal_20_Line"/>
      <text:h text:style-name="Heading_20_2" text:outline-level="2"><text:span text:style-name="Strong_20_Emphasis">3. Kovalente Bindung</text:span></text:h>
      <text:h text:style-name="Heading_20_3" text:outline-level="3"><text:span text:style-name="Strong_20_Emphasis">Wann?</text:span></text:h>
      <text:list text:style-name="L29">
        <text:list-item>
          <text:p text:style-name="P24">Zwischen <text:span text:style-name="Strong_20_Emphasis">Nichtmetallen</text:span></text:p>
        </text:list-item>
        <text:list-item>
          <text:p text:style-name="P24">Elektronen werden <text:span text:style-name="Strong_20_Emphasis">geteilt</text:span></text:p>
        </text:list-item>
      </text:list>
      <text:h text:style-name="Heading_20_3" text:outline-level="3"><text:span text:style-name="Strong_20_Emphasis">Unpolar kovalent</text:span></text:h>
      <text:list text:style-name="L30">
        <text:list-item>
          <text:p text:style-name="P25">ΔEN ≤ 0,4</text:p>
        </text:list-item>
        <text:list-item>
          <text:p text:style-name="P25">z. B. <text:span text:style-name="Strong_20_Emphasis">H₂, O₂, CH₄</text:span></text:p>
        </text:list-item>
      </text:list>
      <text:h text:style-name="Heading_20_3" text:outline-level="3"><text:span text:style-name="Strong_20_Emphasis">Polar kovalent (Dipolbindung)</text:span></text:h>
      <text:list text:style-name="L31">
        <text:list-item>
          <text:p text:style-name="P26">ΔEN zwischen 0,4 und 1,7</text:p>
        </text:list-item>
        <text:list-item>
          <text:p text:style-name="P26">z. B. <text:span text:style-name="Strong_20_Emphasis">H₂O, NH₃, HCl</text:span></text:p>
        </text:list-item>
      </text:list>
      <text:p text:style-name="Horizontal_20_Line"/>
      <text:h text:style-name="Heading_20_2" text:outline-level="2"><text:span text:style-name="Strong_20_Emphasis">4. Wann ist eine Verbindung ein Salz?</text:span></text:h>
      <text:h text:style-name="Heading_20_3" text:outline-level="3"><text:span text:style-name="Strong_20_Emphasis">Salz = Ionenbindung</text:span></text:h>
      <text:h text:style-name="Heading_20_3" text:outline-level="3"><text:span text:style-name="Strong_20_Emphasis">Wann?</text:span></text:h>
      <text:list text:style-name="L32">
        <text:list-item>
          <text:p text:style-name="P27"><text:span text:style-name="Strong_20_Emphasis">Metall + Nichtmetall</text:span></text:p>
        </text:list-item>
        <text:list-item>
          <text:p text:style-name="P27">Große EN-Differenz (&gt; 1,7)</text:p>
        </text:list-item>
        <text:list-item>
          <text:p text:style-name="P27">Elektronen werden <text:span text:style-name="Strong_20_Emphasis">übertragen</text:span></text:p>
        </text:list-item>
      </text:list>
      <text:h text:style-name="Heading_20_3" text:outline-level="3"><text:soft-page-break/><text:span text:style-name="Strong_20_Emphasis">Eigenschaften</text:span></text:h>
      <text:list text:style-name="L33">
        <text:list-item>
          <text:p text:style-name="P28">Besteht aus <text:span text:style-name="Strong_20_Emphasis">Ionen</text:span></text:p>
        </text:list-item>
        <text:list-item>
          <text:p text:style-name="P28">Kristallgitter</text:p>
        </text:list-item>
        <text:list-item>
          <text:p text:style-name="P28">z. B. <text:span text:style-name="Strong_20_Emphasis">NaCl, KBr, CaO</text:span></text:p>
        </text:list-item>
      </text:list>
      <text:p text:style-name="Horizontal_20_Line"/>
      <text:h text:style-name="Heading_20_2" text:outline-level="2"><text:span text:style-name="Strong_20_Emphasis">5. Wann ist ein Molekül polar?</text:span></text:h>
      <text:p text:style-name="Text_20_body">Ein Molekül ist <text:span text:style-name="Strong_20_Emphasis">polar</text:span>, wenn:</text:p>
      <text:p text:style-name="Text_20_body">1️⃣ Es <text:span text:style-name="Strong_20_Emphasis">polare Bindungen</text:span> enthält<text:line-break/><text:span text:style-name="Strong_20_Emphasis">UND</text:span><text:line-break/>2️⃣ Die <text:span text:style-name="Strong_20_Emphasis">Dipole sich nicht aufheben</text:span></text:p>
      <text:h text:style-name="Heading_20_3" text:outline-level="3"><text:span text:style-name="Strong_20_Emphasis">Beispiele</text:span></text:h>
      <text:list text:style-name="L34">
        <text:list-item>
          <text:p text:style-name="P29"><text:span text:style-name="Strong_20_Emphasis">H₂O</text:span> → polar (gewinkelt)</text:p>
        </text:list-item>
        <text:list-item>
          <text:p text:style-name="P29"><text:span text:style-name="Strong_20_Emphasis">NH₃</text:span> → polar (pyramidal)</text:p>
        </text:list-item>
      </text:list>
      <text:h text:style-name="Heading_20_3" text:outline-level="3"><text:span text:style-name="Strong_20_Emphasis">Nicht polar trotz polarer Bindungen</text:span></text:h>
      <text:list text:style-name="L35">
        <text:list-item>
          <text:p text:style-name="P30"><text:span text:style-name="Strong_20_Emphasis">CO₂</text:span> (linear)</text:p>
        </text:list-item>
        <text:list-item>
          <text:p text:style-name="P30"><text:span text:style-name="Strong_20_Emphasis">CCl₄</text:span> (tetraedrisch, symmetrisch)</text:p>
        </text:list-item>
      </text:list>
      <text:p text:style-name="Horizontal_20_Line"/>
      <text:h text:style-name="Heading_20_2" text:outline-level="2"><text:span text:style-name="Strong_20_Emphasis">6. Wann ist ein Molekül ein Dipol?</text:span></text:h>
      <text:p text:style-name="Text_20_body">👉 <text:span text:style-name="Strong_20_Emphasis">Dipol = polarer Stoff</text:span></text:p>
      <text:h text:style-name="Heading_20_3" text:outline-level="3"><text:span text:style-name="Strong_20_Emphasis">Voraussetzungen</text:span></text:h>
      <text:list text:style-name="L36">
        <text:list-item>
          <text:p text:style-name="P31">Mindestens <text:span text:style-name="Strong_20_Emphasis">eine polare Bindung</text:span></text:p>
        </text:list-item>
        <text:list-item>
          <text:p text:style-name="P31"><text:span text:style-name="Strong_20_Emphasis">Unsymmetrische Molekülform</text:span></text:p>
        </text:list-item>
      </text:list>
      <text:p text:style-name="Text_20_body">✔ <text:span text:style-name="Strong_20_Emphasis">Dipol:</text:span> H₂O, NH₃, HCl<text:line-break/>❌ <text:span text:style-name="Strong_20_Emphasis">Kein Dipol:</text:span> CO₂, CH₄</text:p>
      <text:p text:style-name="Horizontal_20_Line"/>
      <text:h text:style-name="Heading_20_2" text:outline-level="2"><text:span text:style-name="Strong_20_Emphasis">7. Dipol-Dipol-Wechselwirkungen</text:span></text:h>
      <text:h text:style-name="Heading_20_3" text:outline-level="3"><text:span text:style-name="Strong_20_Emphasis">Wann?</text:span></text:h>
      <text:list text:style-name="L37">
        <text:list-item>
          <text:p text:style-name="P32">Zwischen <text:span text:style-name="Strong_20_Emphasis">polaren Molekülen (Dipolen)</text:span></text:p>
        </text:list-item>
      </text:list>
      <text:h text:style-name="Heading_20_3" text:outline-level="3"><text:span text:style-name="Strong_20_Emphasis">Ursache</text:span></text:h>
      <text:list text:style-name="L38">
        <text:list-item>
          <text:p text:style-name="P33">Positive und negative Partialladungen ziehen sich an</text:p>
        </text:list-item>
      </text:list>
      <text:h text:style-name="Heading_20_3" text:outline-level="3"><text:soft-page-break/><text:span text:style-name="Strong_20_Emphasis">Stärke</text:span></text:h>
      <text:list text:style-name="L39">
        <text:list-item>
          <text:p text:style-name="P34">Mittelstark</text:p>
        </text:list-item>
      </text:list>
      <text:h text:style-name="Heading_20_3" text:outline-level="3"><text:span text:style-name="Strong_20_Emphasis">Beispiele</text:span></text:h>
      <text:list text:style-name="L40">
        <text:list-item>
          <text:p text:style-name="P35">HCl – HCl</text:p>
        </text:list-item>
        <text:list-item>
          <text:p text:style-name="P35">Aceton – Aceton</text:p>
        </text:list-item>
      </text:list>
      <text:p text:style-name="Horizontal_20_Line"/>
      <text:h text:style-name="Heading_20_2" text:outline-level="2"><text:span text:style-name="Strong_20_Emphasis">8. Wasserstoffbrückenbindung (H-Brücke)</text:span></text:h>
      <text:h text:style-name="Heading_20_3" text:outline-level="3"><text:span text:style-name="Strong_20_Emphasis">Wann?</text:span></text:h>
      <text:p text:style-name="Text_20_body">Wenn <text:span text:style-name="Strong_20_Emphasis">H</text:span> direkt gebunden ist an:</text:p>
      <text:list text:style-name="L41">
        <text:list-item>
          <text:p text:style-name="P36"><text:span text:style-name="Strong_20_Emphasis">O</text:span>, <text:span text:style-name="Strong_20_Emphasis">N</text:span> oder <text:span text:style-name="Strong_20_Emphasis">F</text:span></text:p>
        </text:list-item>
      </text:list>
      <text:h text:style-name="Heading_20_3" text:outline-level="3"><text:span text:style-name="Strong_20_Emphasis">Zusätzlich nötig</text:span></text:h>
      <text:list text:style-name="L42">
        <text:list-item>
          <text:p text:style-name="P37">Ein freies Elektronenpaar an O, N oder F eines anderen Moleküls</text:p>
        </text:list-item>
      </text:list>
      <text:h text:style-name="Heading_20_3" text:outline-level="3"><text:span text:style-name="Strong_20_Emphasis">Stärke</text:span></text:h>
      <text:list text:style-name="L43">
        <text:list-item>
          <text:p text:style-name="P38">Stärker als Dipol-Dipol</text:p>
        </text:list-item>
        <text:list-item>
          <text:p text:style-name="P38">Schwächer als Ionenbindung</text:p>
        </text:list-item>
      </text:list>
      <text:h text:style-name="Heading_20_3" text:outline-level="3"><text:span text:style-name="Strong_20_Emphasis">Beispiele</text:span></text:h>
      <text:list text:style-name="L44">
        <text:list-item>
          <text:p text:style-name="P39"><text:span text:style-name="Strong_20_Emphasis">H₂O</text:span></text:p>
        </text:list-item>
        <text:list-item>
          <text:p text:style-name="P39"><text:span text:style-name="Strong_20_Emphasis">NH₃</text:span></text:p>
        </text:list-item>
        <text:list-item>
          <text:p text:style-name="P39"><text:span text:style-name="Strong_20_Emphasis">HF</text:span></text:p>
        </text:list-item>
      </text:list>
      <text:p text:style-name="Horizontal_20_Line"/>
      <text:h text:style-name="Heading_20_2" text:outline-level="2"><text:span text:style-name="Strong_20_Emphasis">9. London-Dispersionskräfte (Van-der-Waals)</text:span></text:h>
      <text:h text:style-name="Heading_20_3" text:outline-level="3"><text:span text:style-name="Strong_20_Emphasis">Wann?</text:span></text:h>
      <text:list text:style-name="L45">
        <text:list-item>
          <text:p text:style-name="P40">Zwischen <text:span text:style-name="Strong_20_Emphasis">allen Teilchen</text:span></text:p>
        </text:list-item>
        <text:list-item>
          <text:p text:style-name="P40">Besonders wichtig bei <text:span text:style-name="Strong_20_Emphasis">unpolaren Molekülen</text:span></text:p>
        </text:list-item>
      </text:list>
      <text:h text:style-name="Heading_20_3" text:outline-level="3"><text:span text:style-name="Strong_20_Emphasis">Ursache</text:span></text:h>
      <text:list text:style-name="L46">
        <text:list-item>
          <text:p text:style-name="P41">Kurzzeitig entstehende Dipole durch Elektronenbewegung</text:p>
        </text:list-item>
      </text:list>
      <text:h text:style-name="Heading_20_3" text:outline-level="3"><text:span text:style-name="Strong_20_Emphasis">Stärke</text:span></text:h>
      <text:list text:style-name="L47">
        <text:list-item>
          <text:p text:style-name="P42">Schwächste Wechselwirkung</text:p>
        </text:list-item>
        <text:list-item>
          <text:p text:style-name="P42">Nimmt zu mit:</text:p>
          <text:list>
            <text:list-item>
              <text:p text:style-name="P42"><text:soft-page-break/>Molekülgröße</text:p>
            </text:list-item>
            <text:list-item>
              <text:p text:style-name="P42">Elektronenzahl</text:p>
            </text:list-item>
          </text:list>
        </text:list-item>
      </text:list>
      <text:h text:style-name="Heading_20_3" text:outline-level="3"><text:span text:style-name="Strong_20_Emphasis">Beispiele</text:span></text:h>
      <text:list text:style-name="L48">
        <text:list-item>
          <text:p text:style-name="P43"><text:span text:style-name="Strong_20_Emphasis">Edelgase</text:span></text:p>
        </text:list-item>
        <text:list-item>
          <text:p text:style-name="P43"><text:span text:style-name="Strong_20_Emphasis">Alkane (CH₄, C₄H₁₀)</text:span></text:p>
        </text:list-item>
      </text:list>
      <text:p text:style-name="Horizontal_20_Line"/>
      <text:h text:style-name="Heading_20_2" text:outline-level="2"><text:span text:style-name="Strong_20_Emphasis">10. Übersicht – Alles auf einen Blick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ituation</text:p>
            </table:table-cell>
            <table:table-cell table:style-name="Table6.A1" office:value-type="string">
              <text:p text:style-name="Table_20_Heading">Ergebnis</text:p>
            </table:table-cell>
          </table:table-row>
        </table:table-header-rows>
        <table:table-row>
          <table:table-cell table:style-name="Table6.A1" office:value-type="string">
            <text:p text:style-name="Table_20_Contents">Kleine ΔEN</text:p>
          </table:table-cell>
          <table:table-cell table:style-name="Table6.A1" office:value-type="string">
            <text:p text:style-name="Table_20_Contents">Unpolare kovalente Bindung</text:p>
          </table:table-cell>
        </table:table-row>
        <table:table-row>
          <table:table-cell table:style-name="Table6.A1" office:value-type="string">
            <text:p text:style-name="Table_20_Contents">Mittlere ΔEN</text:p>
          </table:table-cell>
          <table:table-cell table:style-name="Table6.A1" office:value-type="string">
            <text:p text:style-name="Table_20_Contents">Polare kovalente (Dipol-)Bindung</text:p>
          </table:table-cell>
        </table:table-row>
        <table:table-row>
          <table:table-cell table:style-name="Table6.A1" office:value-type="string">
            <text:p text:style-name="Table_20_Contents">Große ΔEN</text:p>
          </table:table-cell>
          <table:table-cell table:style-name="Table6.A1" office:value-type="string">
            <text:p text:style-name="Table_20_Contents">Salz (Ionenbindung)</text:p>
          </table:table-cell>
        </table:table-row>
        <table:table-row>
          <table:table-cell table:style-name="Table6.A1" office:value-type="string">
            <text:p text:style-name="Table_20_Contents">Polare Bindungen + unsymmetrisch</text:p>
          </table:table-cell>
          <table:table-cell table:style-name="Table6.A1" office:value-type="string">
            <text:p text:style-name="Table_20_Contents">Molekül ist ein Dipol</text:p>
          </table:table-cell>
        </table:table-row>
        <table:table-row>
          <table:table-cell table:style-name="Table6.A1" office:value-type="string">
            <text:p text:style-name="Table_20_Contents">H an O, N oder F</text:p>
          </table:table-cell>
          <table:table-cell table:style-name="Table6.A1" office:value-type="string">
            <text:p text:style-name="Table_20_Contents">Wasserstoffbrückenbindung</text:p>
          </table:table-cell>
        </table:table-row>
        <table:table-row>
          <table:table-cell table:style-name="Table6.A1" office:value-type="string">
            <text:p text:style-name="Table_20_Contents">Unpolare Moleküle</text:p>
          </table:table-cell>
          <table:table-cell table:style-name="Table6.A1" office:value-type="string">
            <text:p text:style-name="Table_20_Contents">London-Dispersion</text:p>
          </table:table-cell>
        </table:table-row>
      </table:table>
      <text:p text:style-name="Horizontal_20_Line"/>
      <text:h text:style-name="Heading_20_2" text:outline-level="2"><text:span text:style-name="Strong_20_Emphasis">11. Prüfungs-Merksatz</text:span></text:h>
      <text:p text:style-name="Text_20_body">👉 <text:span text:style-name="Strong_20_Emphasis">ΔEN bestimmt die Bindung,<text:line-break/>die Geometrie bestimmt die Polarität,<text:line-break/>die Teilchen bestimmen die Wechselwirkungen.</text:span></text:p>
      <text:p text:style-name="Standard"/>
      <text:h text:style-name="P1" text:outline-level="1"><text:line-break/></text:h>
      <text:h text:style-name="P2" text:outline-level="1">🧠 <text:span text:style-name="Strong_20_Emphasis">Spickzettel – Elektronegativität &amp; Bindungsarten</text:span></text:h>
      <text:h text:style-name="Heading_20_2" text:outline-level="2"><text:span text:style-name="Strong_20_Emphasis">1. Elektronegativität (EN)</text:span></text:h>
      <text:list text:style-name="L49">
        <text:list-item>
          <text:p text:style-name="P44">Gibt an, wie stark ein Atom Elektronen anzieht</text:p>
        </text:list-item>
        <text:list-item>
          <text:p text:style-name="P44">Wichtig: <text:span text:style-name="Strong_20_Emphasis">ΔEN = |EN₁ − EN₂|</text:span></text:p>
        </text:list-item>
      </text:list>
      <text:p text:style-name="Horizontal_20_Line"/>
      <text:h text:style-name="Heading_20_2" text:outline-level="2"><text:span text:style-name="Strong_20_Emphasis">2. Bindungsarten nach ΔEN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ΔEN</text:p>
            </table:table-cell>
            <table:table-cell table:style-name="Table7.A1" office:value-type="string">
              <text:p text:style-name="Table_20_Heading">Bindung</text:p>
            </table:table-cell>
          </table:table-row>
        </table:table-header-rows>
        <table:table-row>
          <table:table-cell table:style-name="Table7.A1" office:value-type="string">
            <text:p text:style-name="Table_20_Contents">0 – 0,4</text:p>
          </table:table-cell>
          <table:table-cell table:style-name="Table7.A1" office:value-type="string">
            <text:p text:style-name="Table_20_Contents">unpolare kovalente Bindung</text:p>
          </table:table-cell>
        </table:table-row>
        <table:table-row>
          <table:table-cell table:style-name="Table7.A1" office:value-type="string">
            <text:p text:style-name="Table_20_Contents">0,4 – 1,7</text:p>
          </table:table-cell>
          <table:table-cell table:style-name="Table7.A1" office:value-type="string">
            <text:p text:style-name="Table_20_Contents">polare kovalente (Dipol-)Bindung</text:p>
          </table:table-cell>
        </table:table-row>
        <table:table-row>
          <table:table-cell table:style-name="Table7.A1" office:value-type="string">
            <text:p text:style-name="Table_20_Contents">&gt; 1,7</text:p>
          </table:table-cell>
          <table:table-cell table:style-name="Table7.A1" office:value-type="string">
            <text:p text:style-name="Table_20_Contents">Ionenbindung → Salz</text:p>
          </table:table-cell>
        </table:table-row>
      </table:table>
      <text:p text:style-name="Horizontal_20_Line"/>
      <text:h text:style-name="Heading_20_2" text:outline-level="2"><text:span text:style-name="Strong_20_Emphasis">3. Kovalente Bindung</text:span></text:h>
      <text:list text:style-name="L50">
        <text:list-item>
          <text:p text:style-name="P45">Zwischen <text:span text:style-name="Strong_20_Emphasis">Nichtmetallen</text:span></text:p>
        </text:list-item>
        <text:list-item>
          <text:p text:style-name="P45">Elektronen werden <text:span text:style-name="Strong_20_Emphasis">geteilt</text:span></text:p>
        </text:list-item>
      </text:list>
      <text:p text:style-name="Text_20_body"><text:span text:style-name="Strong_20_Emphasis">Unpolar:</text:span> H₂, O₂, CH₄<text:line-break/><text:span text:style-name="Strong_20_Emphasis">Polar:</text:span> H₂O, NH₃, HCl</text:p>
      <text:p text:style-name="Horizontal_20_Line"/>
      <text:h text:style-name="Heading_20_2" text:outline-level="2"><text:span text:style-name="Strong_20_Emphasis">4. Wann ist ein Molekül polar / ein Dipol?</text:span></text:h>
      <text:p text:style-name="Text_20_body">✔ polare Bindungen<text:line-break/>✔ <text:span text:style-name="Strong_20_Emphasis">unsymmetrische</text:span> Molekülform</text:p>
      <text:p text:style-name="Text_20_body">➡ Dipol: H₂O, NH₃<text:line-break/>➡ kein Dipol: CO₂, CH₄</text:p>
      <text:p text:style-name="Horizontal_20_Line"/>
      <text:h text:style-name="Heading_20_2" text:outline-level="2"><text:span text:style-name="Strong_20_Emphasis">5. Zwischenmolekulare Kräfte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Wechselwirkung</text:p>
            </table:table-cell>
            <table:table-cell table:style-name="Table8.A1" office:value-type="string">
              <text:p text:style-name="Table_20_Heading">Wann?</text:p>
            </table:table-cell>
            <table:table-cell table:style-name="Table8.A1" office:value-type="string">
              <text:p text:style-name="Table_20_Heading">Stärke</text:p>
            </table:table-cell>
          </table:table-row>
        </table:table-header-rows>
        <table:table-row>
          <table:table-cell table:style-name="Table8.A1" office:value-type="string">
            <text:p text:style-name="Table_20_Contents">Wasserstoffbrücke</text:p>
          </table:table-cell>
          <table:table-cell table:style-name="Table8.A1" office:value-type="string">
            <text:p text:style-name="Table_20_Contents">H an O, N oder F</text:p>
          </table:table-cell>
          <table:table-cell table:style-name="Table8.A1" office:value-type="string">
            <text:p text:style-name="Table_20_Contents">stark</text:p>
          </table:table-cell>
        </table:table-row>
        <table:table-row>
          <table:table-cell table:style-name="Table8.A1" office:value-type="string">
            <text:p text:style-name="Table_20_Contents">Dipol–Dipol</text:p>
          </table:table-cell>
          <table:table-cell table:style-name="Table8.A1" office:value-type="string">
            <text:p text:style-name="Table_20_Contents">polare Moleküle</text:p>
          </table:table-cell>
          <table:table-cell table:style-name="Table8.A1" office:value-type="string">
            <text:p text:style-name="Table_20_Contents">mittel</text:p>
          </table:table-cell>
        </table:table-row>
        <table:table-row>
          <table:table-cell table:style-name="Table8.A1" office:value-type="string">
            <text:p text:style-name="Table_20_Contents">London-Dispersion</text:p>
          </table:table-cell>
          <table:table-cell table:style-name="Table8.A1" office:value-type="string">
            <text:p text:style-name="Table_20_Contents">alle Teilchen (v. a. unpolar)</text:p>
          </table:table-cell>
          <table:table-cell table:style-name="Table8.A1" office:value-type="string">
            <text:p text:style-name="Table_20_Contents">schwach</text:p>
          </table:table-cell>
        </table:table-row>
      </table:table>
      <text:p text:style-name="Horizontal_20_Line"/>
      <text:h text:style-name="Heading_20_2" text:outline-level="2"><text:soft-page-break/><text:span text:style-name="Strong_20_Emphasis">6. Merksätze</text:span></text:h>
      <text:list text:style-name="L51">
        <text:list-item>
          <text:p text:style-name="P46"><text:span text:style-name="Strong_20_Emphasis">ΔEN → Bindung</text:span></text:p>
        </text:list-item>
        <text:list-item>
          <text:p text:style-name="P46"><text:span text:style-name="Strong_20_Emphasis">Geometrie → Polarität</text:span></text:p>
        </text:list-item>
        <text:list-item>
          <text:p text:style-name="P46"><text:span text:style-name="Strong_20_Emphasis">Teilchen → Wechselwirkungen</text:span></text:p>
        </text:list-item>
      </text:list>
      <text:p text:style-name="Horizontal_20_Line"/>
      <text:p text:style-name="Horizontal_20_Line"/>
      <text:h text:style-name="Heading_20_1" text:outline-level="1">📝 <text:span text:style-name="Strong_20_Emphasis">Typische Prüfungsaufgaben (mit Lösungen)</text:span></text:h>
      <text:h text:style-name="Heading_20_2" text:outline-level="2"><text:span text:style-name="Strong_20_Emphasis">Aufgabe 1: Bindungsart bestimmen</text:span></text:h>
      <text:p text:style-name="Text_20_body">Welche Bindungsart liegt vor?</text:p>
      <text:p text:style-name="Text_20_body">a) H–Cl<text:line-break/>b) C–H<text:line-break/>c) Na–Cl<text:line-break/>d) O–H</text:p>
      <text:h text:style-name="Heading_20_3" text:outline-level="3"><text:span text:style-name="Strong_20_Emphasis">Lösung</text:span></text:h>
      <text:p text:style-name="Text_20_body">a) polare kovalente Bindung<text:line-break/>b) unpolare kovalente Bindung<text:line-break/>c) Ionenbindung (Salz)<text:line-break/>d) polare kovalente Bindung</text:p>
      <text:p text:style-name="Horizontal_20_Line"/>
      <text:h text:style-name="Heading_20_2" text:outline-level="2"><text:span text:style-name="Strong_20_Emphasis">Aufgabe 2: Polar oder unpolar?</text:span></text:h>
      <text:p text:style-name="Text_20_body">Sind die Moleküle polar?</text:p>
      <text:p text:style-name="Text_20_body">a) H₂O<text:line-break/>b) CO₂<text:line-break/>c) NH₃<text:line-break/>d) CH₄</text:p>
      <text:h text:style-name="Heading_20_3" text:outline-level="3"><text:span text:style-name="Strong_20_Emphasis">Lösung</text:span></text:h>
      <text:p text:style-name="Text_20_body">a) polar (Dipol)<text:line-break/>b) unpolar (symmetrisch)<text:line-break/>c) polar (Dipol)<text:line-break/>d) unpolar (symmetrisch)</text:p>
      <text:p text:style-name="Horizontal_20_Line"/>
      <text:h text:style-name="Heading_20_2" text:outline-level="2"><text:soft-page-break/><text:span text:style-name="Strong_20_Emphasis">Aufgabe 3: Dipol oder kein Dipol?</text:span></text:h>
      <text:p text:style-name="Text_20_body">Begründe kurz.</text:p>
      <text:p text:style-name="Text_20_body">a) HCl<text:line-break/>b) CCl₄</text:p>
      <text:h text:style-name="Heading_20_3" text:outline-level="3"><text:span text:style-name="Strong_20_Emphasis">Lösung</text:span></text:h>
      <text:p text:style-name="Text_20_body">a) Dipol (polare Bindung, unsymmetrisch)<text:line-break/>b) kein Dipol (symmetrisch, Dipole heben sich auf)</text:p>
      <text:p text:style-name="Horizontal_20_Line"/>
      <text:h text:style-name="Heading_20_2" text:outline-level="2"><text:span text:style-name="Strong_20_Emphasis">Aufgabe 4: Zwischenmolekulare Kräfte</text:span></text:h>
      <text:p text:style-name="Text_20_body">Welche <text:span text:style-name="Strong_20_Emphasis">stärkste</text:span> Wechselwirkung liegt vor?</text:p>
      <text:p text:style-name="Text_20_body">a) H₂O – H₂O<text:line-break/>b) HCl – HCl<text:line-break/>c) CH₄ – CH₄</text:p>
      <text:h text:style-name="Heading_20_3" text:outline-level="3"><text:span text:style-name="Strong_20_Emphasis">Lösung</text:span></text:h>
      <text:p text:style-name="Text_20_body">a) Wasserstoffbrückenbindung<text:line-break/>b) Dipol–Dipol-Wechselwirkung<text:line-break/>c) London-Dispersion</text:p>
      <text:p text:style-name="Horizontal_20_Line"/>
      <text:h text:style-name="Heading_20_2" text:outline-level="2"><text:span text:style-name="Strong_20_Emphasis">Aufgabe 5: Entscheidungsaufgabe</text:span></text:h>
      <text:p text:style-name="Text_20_body">Warum ist Wasser flüssig, Methan aber gasförmig?</text:p>
      <text:h text:style-name="Heading_20_3" text:outline-level="3"><text:span text:style-name="Strong_20_Emphasis">Lösung</text:span></text:h>
      <text:list text:style-name="L52">
        <text:list-item>
          <text:p text:style-name="P47">Wasser: Wasserstoffbrücken → starke Anziehung</text:p>
        </text:list-item>
        <text:list-item>
          <text:p text:style-name="P47">Methan: nur London-Dispersion → schwach</text:p>
        </text:list-item>
      </text:list>
      <text:p text:style-name="Horizontal_20_Line"/>
      <text:p text:style-name="Horizontal_20_Line"/>
      <text:h text:style-name="Heading_20_1" text:outline-level="1">🔀 <text:span text:style-name="Strong_20_Emphasis">Wenn–Dann-Schema (Prüfungs-Hilfe)</text:span></text:h>
      <text:h text:style-name="Heading_20_3" text:outline-level="3"><text:span text:style-name="Strong_20_Emphasis">1️⃣ Bindung bestimmen</text:span></text:h>
      <text:list text:style-name="L53">
        <text:list-item>
          <text:p text:style-name="P48"><text:span text:style-name="Strong_20_Emphasis">Wenn</text:span> ΔEN &gt; 1,7<text:line-break/>→ <text:span text:style-name="Strong_20_Emphasis">dann</text:span> Ionenbindung (Salz)</text:p>
        </text:list-item>
        <text:list-item>
          <text:p text:style-name="P48"><text:span text:style-name="Strong_20_Emphasis">Wenn</text:span> ΔEN zwischen 0,4 und 1,7<text:line-break/>→ <text:span text:style-name="Strong_20_Emphasis">dann</text:span> polare kovalente Bindung</text:p>
        </text:list-item>
        <text:list-item>
          <text:p text:style-name="P48"><text:soft-page-break/><text:span text:style-name="Strong_20_Emphasis">Wenn</text:span> ΔEN &lt; 0,4<text:line-break/>→ <text:span text:style-name="Strong_20_Emphasis">dann</text:span> unpolare kovalente Bindung</text:p>
        </text:list-item>
      </text:list>
      <text:p text:style-name="Horizontal_20_Line"/>
      <text:h text:style-name="Heading_20_3" text:outline-level="3"><text:span text:style-name="Strong_20_Emphasis">2️⃣ Molekül polar oder nicht?</text:span></text:h>
      <text:list text:style-name="L54">
        <text:list-item>
          <text:p text:style-name="P49"><text:span text:style-name="Strong_20_Emphasis">Wenn</text:span> polare Bindungen <text:span text:style-name="Strong_20_Emphasis">und</text:span> unsymmetrische Form<text:line-break/>→ <text:span text:style-name="Strong_20_Emphasis">dann</text:span> Molekül ist ein Dipol</text:p>
        </text:list-item>
        <text:list-item>
          <text:p text:style-name="P49"><text:span text:style-name="Strong_20_Emphasis">Wenn</text:span> symmetrisch<text:line-break/>→ <text:span text:style-name="Strong_20_Emphasis">dann</text:span> kein Dipol</text:p>
        </text:list-item>
      </text:list>
      <text:p text:style-name="Horizontal_20_Line"/>
      <text:h text:style-name="Heading_20_3" text:outline-level="3"><text:span text:style-name="Strong_20_Emphasis">3️⃣ Zwischenmolekulare Kräfte</text:span></text:h>
      <text:list text:style-name="L55">
        <text:list-item>
          <text:p text:style-name="P50"><text:span text:style-name="Strong_20_Emphasis">Wenn</text:span> H an O, N oder F<text:line-break/>→ <text:span text:style-name="Strong_20_Emphasis">dann</text:span> Wasserstoffbrückenbindung</text:p>
        </text:list-item>
        <text:list-item>
          <text:p text:style-name="P50"><text:span text:style-name="Strong_20_Emphasis">Wenn</text:span> Molekül polar (Dipol)<text:line-break/>→ <text:span text:style-name="Strong_20_Emphasis">dann</text:span> Dipol–Dipol-Wechselwirkung</text:p>
        </text:list-item>
        <text:list-item>
          <text:p text:style-name="P50"><text:span text:style-name="Strong_20_Emphasis">Wenn</text:span> Molekül unpolar<text:line-break/>→ <text:span text:style-name="Strong_20_Emphasis">dann</text:span> London-Dispersion</text:p>
        </text:list-item>
      </text:list>
      <text:p text:style-name="Horizontal_20_Line"/>
      <text:h text:style-name="Heading_20_2" text:outline-level="2">✅ <text:span text:style-name="Strong_20_Emphasis">Prüfungs-Tipp</text:span></text:h>
      <text:p text:style-name="Text_20_body">💡 In Klassenarbeiten immer:</text:p>
      <text:list text:style-name="L56">
        <text:list-item>
          <text:p text:style-name="P51">ΔEN vergleichen</text:p>
        </text:list-item>
        <text:list-item>
          <text:p text:style-name="P51">Molekülform anschauen</text:p>
        </text:list-item>
        <text:list-item>
          <text:p text:style-name="P51"><text:span text:style-name="Strong_20_Emphasis">Stärkste</text:span> Wechselwirkung nennen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2:30:45.359396401</meta:creation-date>
    <dc:date>2026-01-13T12:48:33.661401148</dc:date>
    <meta:editing-duration>PT17M47S</meta:editing-duration>
    <meta:editing-cycles>4</meta:editing-cycles>
    <meta:generator>LibreOffice/24.2.7.2$Linux_X86_64 LibreOffice_project/420$Build-2</meta:generator>
    <meta:document-statistic meta:table-count="8" meta:image-count="0" meta:object-count="0" meta:page-count="21" meta:paragraph-count="442" meta:word-count="2492" meta:character-count="12904" meta:non-whitespace-character-count="11591"/>
  </office:meta>
</office:document-meta>
</file>